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1">
      <style:paragraph-properties fo:text-indent="0cm" style:auto-text-indent="fals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2">
      <style:paragraph-properties fo:margin-top="0cm" fo:margin-bottom="0cm" style:contextual-spacing="false" fo:text-indent="0cm" style:auto-text-indent="false"/>
    </style:style>
    <style:style style:name="P9" style:family="paragraph" style:parent-style-name="Text_20_body" style:list-style-name="L2">
      <style:paragraph-properties fo:text-indent="0cm" style:auto-text-indent="fals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 style:list-style-name="L3">
      <style:paragraph-properties fo:text-indent="0cm" style:auto-text-indent="false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4">
      <style:paragraph-properties fo:margin-top="0cm" fo:margin-bottom="0cm" style:contextual-spacing="false" fo:text-indent="0cm" style:auto-text-indent="false"/>
    </style:style>
    <style:style style:name="P14" style:family="paragraph" style:parent-style-name="Text_20_body" style:list-style-name="L4">
      <style:paragraph-properties fo:text-indent="0cm" style:auto-text-indent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 <text:span text:style-name="Strong_20_Emphasis"><text:span text:style-name="Source_20_Text">align-self</text:span></text:span><text:span text:style-name="Strong_20_Emphasis"> no CSS</text:span> é usado dentro do <text:span text:style-name="Strong_20_Emphasis">Flexbox</text:span> para <text:span text:style-name="Strong_20_Emphasis">alinhar um item específico</text:span>, sobrescrevendo o alinhamento padrão definido no container.</text:p>
      <text:p text:style-name="Horizontal_20_Line"/>
      <text:h text:style-name="P1" text:outline-level="2">🧠 Ideia principal</text:h>
      <text:p text:style-name="P4">Enquanto o <text:span text:style-name="Source_20_Text">align-items</text:span> alinha <text:span text:style-name="Strong_20_Emphasis">todos os itens de uma vez</text:span>, o <text:span text:style-name="Source_20_Text">align-self</text:span> permite <text:span text:style-name="Strong_20_Emphasis">mexer em apenas um item individualmente</text:span>.</text:p>
      <text:p text:style-name="Horizontal_20_Line"/>
      <text:h text:style-name="P1" text:outline-level="2">📦 Onde usar?</text:h>
      <text:p text:style-name="P4">Funciona em elementos dentro de um container com:</text:p>
      <text:section text:style-name="Sect1" text:name="code-block-viewer">
        <text:p text:style-name="P3">display: flex;</text:p>
      </text:section>
      <text:p text:style-name="Horizontal_20_Line"/>
      <text:h text:style-name="P1" text:outline-level="2">📏 Eixo importante</text:h>
      <text:p text:style-name="P4">O <text:span text:style-name="Source_20_Text">align-self</text:span> atua no <text:span text:style-name="Strong_20_Emphasis">eixo cruzado</text:span>:</text:p>
      <text:list text:style-name="L1">
        <text:list-item>
          <text:p text:style-name="P5">Se <text:span text:style-name="Source_20_Text">flex-direction: row</text:span> 👉 eixo vertical ⬆️⬇️</text:p>
        </text:list-item>
        <text:list-item>
          <text:p text:style-name="P6">Se <text:span text:style-name="Source_20_Text">flex-direction: column</text:span> 👉 eixo horizontal ⬅️➡️</text:p>
        </text:list-item>
      </text:list>
      <text:p text:style-name="Horizontal_20_Line"/>
      <text:h text:style-name="P1" text:outline-level="2">🔧 Valores mais usados</text:h>
      <text:section text:style-name="Sect1" text:name="Section1">
        <text:p text:style-name="P3"><text:bookmark text:name="code-block-viewer"/>align-self: auto; <text:s text:c="7"/>/* padrão (herda do align-items) */</text:p>
        <text:p text:style-name="Preformatted_20_Text">align-self: flex-start; <text:s/>/* início */</text:p>
        <text:p text:style-name="Preformatted_20_Text">align-self: flex-end; <text:s text:c="3"/>/* final */</text:p>
        <text:p text:style-name="Preformatted_20_Text">align-self: center; <text:s text:c="5"/>/* centro */</text:p>
        <text:p text:style-name="Preformatted_20_Text">align-self: stretch; <text:s text:c="4"/>/* estica */</text:p>
      </text:section>
      <text:p text:style-name="Horizontal_20_Line"/>
      <text:h text:style-name="P1" text:outline-level="2">🧩 Exemplo simples</text:h>
      <text:h text:style-name="P2" text:outline-level="3">CSS:</text:h>
      <text:section text:style-name="Sect1" text:name="Section2">
        <text:p text:style-name="P3"><text:bookmark text:name="code-block-viewer Copy 1"/>.container {</text:p>
        <text:p text:style-name="Preformatted_20_Text"><text:s text:c="2"/>display: flex;</text:p>
        <text:p text:style-name="Preformatted_20_Text"><text:s text:c="2"/>height: 200px;</text:p>
        <text:p text:style-name="Preformatted_20_Text"><text:s text:c="2"/>align-items: center; /* todos no meio */</text:p>
        <text:p text:style-name="Preformatted_20_Text">}</text:p>
        <text:p text:style-name="Preformatted_20_Text">.item {</text:p>
        <text:p text:style-name="Preformatted_20_Text"><text:s text:c="2"/>width: 60px;</text:p>
        <text:p text:style-name="Preformatted_20_Text"><text:s text:c="2"/>height: 60px;</text:p>
        <text:p text:style-name="Preformatted_20_Text"><text:s text:c="2"/>background: gray;</text:p>
        <text:p text:style-name="Preformatted_20_Text">}</text:p>
        <text:p text:style-name="Preformatted_20_Text">.item2 {</text:p>
        <text:p text:style-name="Preformatted_20_Text"><text:s text:c="2"/>align-self: flex-start; /* só esse vai pro topo */</text:p>
        <text:p text:style-name="Preformatted_20_Text">}</text:p>
        <text:p text:style-name="Preformatted_20_Text">.item3 {</text:p>
        <text:p text:style-name="Preformatted_20_Text"><text:s text:c="2"/>align-self: flex-end; /* só esse vai pra baixo */</text:p>
        <text:p text:style-name="Preformatted_20_Text"><text:soft-page-break/>}</text:p>
      </text:section>
      <text:p text:style-name="Horizontal_20_Line"/>
      <text:h text:style-name="P1" text:outline-level="2">🔄 Resultado visual (explicação)</text:h>
      <text:p text:style-name="P4">Imagine assim:</text:p>
      <text:section text:style-name="Sect1" text:name="Section3">
        <text:p text:style-name="P3"><text:bookmark text:name="code-block-viewer Copy 2"/>Topo <text:s text:c="5"/>→ <text:s/>Item 2</text:p>
        <text:p text:style-name="Preformatted_20_Text">Centro <text:s text:c="3"/>→ <text:s/>Item 1</text:p>
        <text:p text:style-name="Preformatted_20_Text">Base <text:s text:c="5"/>→ <text:s/>Item 3</text:p>
      </text:section>
      <text:p text:style-name="P4">👉 Mesmo com <text:span text:style-name="Source_20_Text">align-items: center</text:span>, o <text:span text:style-name="Source_20_Text">align-self</text:span> sobrescreve!</text:p>
      <text:p text:style-name="Horizontal_20_Line"/>
      <text:h text:style-name="P1" text:outline-level="2">🎯 Exemplo prático</text:h>
      <text:section text:style-name="Sect1" text:name="Section4">
        <text:p text:style-name="P3"><text:bookmark text:name="code-block-viewer Copy 3"/>.card-destaque {</text:p>
        <text:p text:style-name="Preformatted_20_Text"><text:s text:c="2"/>align-self: center;</text:p>
        <text:p text:style-name="Preformatted_20_Text">}</text:p>
      </text:section>
      <text:p text:style-name="P4">👉 Você pode destacar um item no meio dos outros.</text:p>
      <text:p text:style-name="Horizontal_20_Line"/>
      <text:h text:style-name="P1" text:outline-level="2">⚠️ Importante</text:h>
      <text:list text:style-name="L2">
        <text:list-item>
          <text:p text:style-name="P7">Só funciona em elementos filhos de <text:span text:style-name="Source_20_Text">flex</text:span></text:p>
        </text:list-item>
        <text:list-item>
          <text:p text:style-name="P8">Sobrescreve o <text:span text:style-name="Source_20_Text">align-items</text:span></text:p>
        </text:list-item>
        <text:list-item>
          <text:p text:style-name="P9">Funciona individualmente (um item por vez)</text:p>
        </text:list-item>
      </text:list>
      <text:p text:style-name="Horizontal_20_Line"/>
      <text:h text:style-name="P1" text:outline-level="2">💡 Dica simples pra lembrar</text:h>
      <text:list text:style-name="L3">
        <text:list-item>
          <text:p text:style-name="P10"><text:span text:style-name="Source_20_Text">align-items</text:span> → controla TODOS</text:p>
        </text:list-item>
        <text:list-item>
          <text:p text:style-name="P11"><text:span text:style-name="Source_20_Text">align-self</text:span> → controla UM só</text:p>
        </text:list-item>
      </text:list>
      <text:p text:style-name="Horizontal_20_Line"/>
      <text:h text:style-name="P1" text:outline-level="2">🧠 Resumindo</text:h>
      <text:list text:style-name="L4">
        <text:list-item>
          <text:p text:style-name="P12">Serve para alinhar um item específico</text:p>
        </text:list-item>
        <text:list-item>
          <text:p text:style-name="P13">Atua no eixo cruzado</text:p>
        </text:list-item>
        <text:list-item>
          <text:p text:style-name="P13">Substitui o <text:span text:style-name="Source_20_Text">align-items</text:span> daquele item</text:p>
        </text:list-item>
        <text:list-item>
          <text:p text:style-name="P14">Muito útil para ajustes finos no layout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5T19:02:50.977838919</meta:creation-date>
    <dc:date>2026-03-25T19:03:25.238246298</dc:date>
    <meta:editing-duration>PT34S</meta:editing-duration>
    <meta:editing-cycles>1</meta:editing-cycles>
    <meta:document-statistic meta:table-count="0" meta:image-count="0" meta:object-count="0" meta:page-count="2" meta:paragraph-count="57" meta:word-count="273" meta:character-count="1614" meta:non-whitespace-character-count="1355"/>
    <meta:generator>1Doc/1.5.0.$MacOSX_X86_64 LibreOffice_project/2f9b6e7260225c6c2c1401d17cb7be8dc4e3347b</meta:generator>
  </office:meta>
</office:document-meta>
</file>